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erFilterForm.getCompan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filter( CustomerFilterForm customerFilter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roller.decorateGridForward( Forward forward , List &lt; CustomerBean &gt; custom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ler.s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roller.g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FilterForm.getCustom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FilterForm.getFilter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troller.saveDataGrid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FilterForm.setCompanyName( String compan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be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erFilterForm.buildFilter( String filterExpression , Object value , FilterTypeHint typeHint , FilterOperationHint operation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stomerFilterForm.setDataGridConfig( DataGridConfig dataGrid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on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stomerFilterForm.setCustomerId( String custom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lookupCustomer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